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c9404" officeooo:paragraph-rsid="001c9404"/>
    </style:style>
    <style:style style:name="P2" style:family="paragraph" style:parent-style-name="Standard">
      <style:text-properties officeooo:rsid="001f7008" officeooo:paragraph-rsid="001f7008"/>
    </style:style>
    <style:style style:name="P3" style:family="paragraph" style:parent-style-name="Standard" style:list-style-name="L1">
      <style:text-properties officeooo:rsid="002192af" officeooo:paragraph-rsid="002192af"/>
    </style:style>
    <style:style style:name="P4" style:family="paragraph" style:parent-style-name="Standard" style:list-style-name="L1">
      <style:text-properties officeooo:paragraph-rsid="002192af"/>
    </style:style>
    <style:style style:name="P5" style:family="paragraph" style:parent-style-name="Standard" style:list-style-name="L1">
      <style:text-properties officeooo:rsid="0022f50c" officeooo:paragraph-rsid="0022f50c"/>
    </style:style>
    <style:style style:name="P6" style:family="paragraph" style:parent-style-name="Standard">
      <style:text-properties officeooo:rsid="0022f50c" officeooo:paragraph-rsid="0022f50c"/>
    </style:style>
    <style:style style:name="P7" style:family="paragraph" style:parent-style-name="Standard">
      <style:text-properties fo:font-size="14pt" fo:font-weight="bold" officeooo:rsid="0022f50c" officeooo:paragraph-rsid="0022f50c" style:font-size-asian="14pt" style:font-weight-asian="bold" style:font-size-complex="14pt" style:font-weight-complex="bold"/>
    </style:style>
    <style:style style:name="P8" style:family="paragraph" style:parent-style-name="Standard">
      <style:text-properties fo:font-size="14pt" fo:font-weight="bold" officeooo:rsid="002192af" officeooo:paragraph-rsid="002192af" style:font-size-asian="14pt" style:font-weight-asian="bold" style:font-size-complex="14pt" style:font-weight-complex="bold"/>
    </style:style>
    <style:style style:name="P9" style:family="paragraph" style:parent-style-name="Standard">
      <style:text-properties fo:font-size="14pt" fo:font-weight="bold" officeooo:rsid="001d96b9" officeooo:paragraph-rsid="001d96b9" style:font-size-asian="14pt" style:font-weight-asian="bold" style:font-size-complex="14pt" style:font-weight-complex="bold"/>
    </style:style>
    <style:style style:name="P10" style:family="paragraph" style:parent-style-name="Standard">
      <style:text-properties officeooo:rsid="0024c7e5" officeooo:paragraph-rsid="0024c7e5"/>
    </style:style>
    <style:style style:name="T1" style:family="text">
      <style:text-properties officeooo:rsid="0020203b"/>
    </style:style>
    <style:style style:name="T2" style:family="text">
      <style:text-properties officeooo:rsid="002192af"/>
    </style:style>
    <style:style style:name="T3" style:family="text">
      <style:text-properties officeooo:rsid="0022f50c"/>
    </style:style>
    <style:style style:name="T4" style:family="text">
      <style:text-properties fo:font-weight="bold" style:font-weight-asian="bold" style:font-weight-complex="bold"/>
    </style:style>
    <style:style style:name="T5" style:family="text">
      <style:text-properties fo:font-weight="bold" officeooo:rsid="002192af" style:font-weight-asian="bold" style:font-weight-complex="bold"/>
    </style:style>
    <style:style style:name="T6" style:family="text">
      <style:text-properties officeooo:rsid="0024c7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ción:</text:p>
      <text:p text:style-name="P1">Se trata de un proyecto orientado principalmente a la Coheteria experimental, un cansat es un pequeño satélite del tamaño de una lata de cerveza que en este caso se va a utilizar para dar un primer acercamiento a las tecnologías aeroespaciales y para el estudio de cohetes experimentales.</text:p>
      <text:p text:style-name="P1"/>
      <text:p text:style-name="P9">Objetivo:</text:p>
      <text:p text:style-name="P2">El objetivo de este proyecto <text:span text:style-name="T1">es iniciar a los participantes en las tecnologías aeroespaciales necesarias para el desarrollo de pequeños lanzadores, por medio de todos los pasos necesarios para el estudio de un cansat, no solo el satélite en si mismo, sino principalmente el cohete, asi como también la estación de tierra para recabar los datos generados por el satélite y además se puede vincular con el proyecto VRTD para desarrollar un rover de búsqueda y recuperación del satélite.</text:span></text:p>
      <text:p text:style-name="P1"/>
      <text:p text:style-name="P8">Etapas:</text:p>
      <text:list xml:id="list8289245786211812129" text:style-name="L1">
        <text:list-item>
          <text:p text:style-name="P4"><text:span text:style-name="T5">Cansat</text:span><text:span text:style-name="T2">: la primer etapa del proyecto se baza en el desarrollo de un pequeño cansat que sirva para recabar toda la información generada por el cohete. Un cansat nos permitirá acercarnos a las prácticas necesarias para el desarrollo del área aeroespacial.</text:span></text:p>
        </text:list-item>
        <text:list-item>
          <text:p text:style-name="P3"><text:span text:style-name="T4">Mini-Lanzador</text:span>: como segunda etapa, pero en paralelo con el desarrollo del cansat, se intentará desarrollar un pequeño lanzador capaz de transportar el cansat, para este desarrollo se usarán motores estándar, disponibles en el mercado. El objetivo principal de esta etapa es conocer los desafíos que se presentan a la hora de desarrollar un satélite.</text:p>
        </text:list-item>
        <text:list-item>
          <text:p text:style-name="P3"><text:span text:style-name="T4">Estación de Tierra</text:span>: una vez decididas las tecnologías que se utilizarán para el proyecto, se desarrollará un pequeño dispositvo capaz de interpretar y analizar los datos generados por el cansat en tiempo real y una vez terminada la misión cuando se haya recuperado el cansat.</text:p>
        </text:list-item>
        <text:list-item>
          <text:p text:style-name="P3"><text:span text:style-name="T4">Sistema de Recuperación</text:span>: opcionalmente, se puede desarrolla un pequeño robot que sea capaz buscar y recuperar el cansat cuando éste haya caído. Esta etapa se puede plantear como un<text:span text:style-name="T3">a etapa avanzada del proyecto VRTD.</text:span></text:p>
        </text:list-item>
        <text:list-item>
          <text:p text:style-name="P5"><text:span text:style-name="T4">Motor y Lanzador</text:span>: El objetivo final del proyecto es el desarrollo de un lanzador de mayores dimensiones, para lo cual se necesitará investigar sobre un motor y cohete de mayores dimensiones.</text:p>
        </text:list-item>
      </text:list>
      <text:p text:style-name="P6"/>
      <text:p text:style-name="P7">Areas de Vacancia:</text:p>
      <text:p text:style-name="P6"><text:span text:style-name="T4">Cansat</text:span>:</text:p>
      <text:p text:style-name="P6"><text:tab/>Electrónica, Programación de <text:span text:style-name="T6">M</text:span>icrocontroladores.</text:p>
      <text:p text:style-name="P6"/>
      <text:p text:style-name="P6"><text:span text:style-name="T4">Mini-Lanzador</text:span>:</text:p>
      <text:p text:style-name="P6"><text:tab/><text:span text:style-name="T6">Mecánica, Modelado 3D, Simulación, Armado de Piezas</text:span></text:p>
      <text:p text:style-name="P6"/>
      <text:p text:style-name="P10"><text:span text:style-name="T4">Estación de Tierra</text:span>:</text:p>
      <text:p text:style-name="P10"><text:tab/>Desarrollo de Software y Firmware, Electrón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19:47:38.231671333</meta:creation-date>
    <dc:date>2018-03-25T22:32:48.516809315</dc:date>
    <meta:editing-duration>PT11M28S</meta:editing-duration>
    <meta:editing-cycles>2</meta:editing-cycles>
    <meta:generator>LibreOffice/5.1.6.2$Linux_X86_64 LibreOffice_project/10m0$Build-2</meta:generator>
    <meta:document-statistic meta:table-count="0" meta:image-count="0" meta:object-count="0" meta:page-count="1" meta:paragraph-count="17" meta:word-count="365" meta:character-count="2295" meta:non-whitespace-character-count="1949"/>
  </office:meta>
</office:document-meta>
</file>